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!! - <text:s/>shows and executes the last command </text:p>
      <text:p text:style-name="Standard">cat - </text:p>
      <text:p text:style-name="Standard">node-</text:p>
      <text:p text:style-name="Standard">seq – gives the sequence till that number</text:p>
      <text:p text:style-name="Standard">hostname – gives the name of the host</text:p>
      <text:p text:style-name="Standard">uname -n – to print the node name </text:p>
      <text:p text:style-name="Standard">sudo shutdown -r (time) – reboots the systems in the given time</text:p>
      <text:p text:style-name="Standard">diff – to compare 2 files line by line</text:p>
      <text:p text:style-name="Standard">du – shows the directories and the disk space that it uses</text:p>
      <text:p text:style-name="Standard">df – gives the details of the file system and the disk space used by each file </text:p>
      <text:p text:style-name="Standard">who – dives data</text:p>
      <text:p text:style-name="Standard">who -H – gives information</text:p>
      <text:p text:style-name="Standard">du -u – gives the details in readable format in units</text:p>
      <text:p text:style-name="Standard">vi – visual editor</text:p>
      <text:p text:style-name="Standard">who am I – gives the system name and the logged in time </text:p>
      <text:p text:style-name="Standard">fsck – checks and repairs linux file system </text:p>
      <text:p text:style-name="Standard">sudo – s – to become a root user</text:p>
      <text:p text:style-name="Standard">sudo passwd root – to change the password</text:p>
      <text:p text:style-name="Standard"/>
      <text:p text:style-name="Standard">cpio</text:p>
      <text:p text:style-name="Standard">lpinfo</text:p>
      <text:p text:style-name="Standard">whereis</text:p>
      <text:p text:style-name="Standard">iw</text:p>
      <text:p text:style-name="Standard">rev</text:p>
      <text:p text:style-name="Standard">chown</text:p>
      <text:p text:style-name="Standard">enable</text:p>
      <text:p text:style-name="Standard"/>
      <text:p text:style-name="Standard">last – list of users logged in <text:s/></text:p>
      <text:p text:style-name="Standard">sort- sorts the data of the text file</text:p>
      <text:p text:style-name="Standard">unexpand- a group of 5 spaces is converted into a tab</text:p>
      <text:p text:style-name="Standard">yes – keeps on printing whatever we pass as a parameter in an infinite loop </text:p>
      <text:p text:style-name="Standard">sync – flushes file system buffers</text:p>
      <text:p text:style-name="Standard">ifconfig </text:p>
      <text:p text:style-name="Standard">startx - opens an X window to exit use ctrl+alt+F7</text:p>
      <text:p text:style-name="Standard">ps -u (username)</text:p>
      <text:p text:style-name="Standard">who -b – shows the last system boot</text:p>
      <text:p text:style-name="Standard">uname -a </text:p>
      <text:p text:style-name="Standard">free – shows the memory and cache used and free space</text:p>
      <text:p text:style-name="Standard">init</text:p>
      <text:p text:style-name="Standard">sdiff</text:p>
      <text:p text:style-name="Standard">screen</text:p>
      <text:p text:style-name="Standard">screen c – creates a virtual terminal</text:p>
      <text:p text:style-name="Standard">cal – shows ge calender</text:p>
      <text:p text:style-name="Standard">watch- it is used to execute binary programs in full screen periodically </text:p>
      <text:p text:style-name="Standard">bzip2 – it compresses and decompresses data</text:p>
      <text:p text:style-name="Standard">lsusb -tv</text:p>
      <text:p text:style-name="Standard">head (textfile) - </text:p>
      <text:p text:style-name="Standard">tail (textfile) - </text:p>
      <text:p text:style-name="Standard">top - </text:p>
      <text:p text:style-name="Standard"><text:soft-page-break/>dmesg - </text:p>
      <text:p text:style-name="Standard">free -m – shows space in megabytes</text:p>
      <text:p text:style-name="Standard">jobs - </text:p>
      <text:p text:style-name="Standard">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4:26:10</meta:creation-date>
    <dc:date>2015-01-23T17:36:39</dc:date>
    <meta:editing-duration>PT1H29M53S</meta:editing-duration>
    <meta:editing-cycles>29</meta:editing-cycles>
    <meta:generator>LibreOffice/3.5$Linux_X86_64 LibreOffice_project/350m1$Build-2</meta:generator>
    <meta:document-statistic meta:table-count="0" meta:image-count="0" meta:object-count="0" meta:page-count="2" meta:paragraph-count="51" meta:word-count="292" meta:character-count="1419" meta:non-whitespace-character-count="1160"/>
  </office:meta>
</office:document-meta>
</file>